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2pt" officeooo:rsid="0017bdac" officeooo:paragraph-rsid="0018b51b" style:font-name-asian="Arial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7bdac" officeooo:paragraph-rsid="001937cf" style:font-name-asian="Arial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bold" officeooo:rsid="0018b51b" officeooo:paragraph-rsid="0018b51b" style:font-name-asian="Arial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officeooo:rsid="0017bdac" officeooo:paragraph-rsid="0018b51b" style:font-name-asian="Arial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officeooo:rsid="0018b51b" officeooo:paragraph-rsid="0018b51b" style:font-name-asian="Arial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/>
    </style:style>
    <style:style style:name="T1" style:family="text">
      <style:text-properties officeooo:rsid="0018b51b"/>
    </style:style>
    <style:style style:name="T2" style:family="text">
      <style:text-properties fo:font-weight="bold" officeooo:rsid="0018b51b" style:font-weight-asian="bold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officeooo:rsid="00193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Observacions:</text:p>
      <text:p text:style-name="P1"/>
      <text:p text:style-name="P2"><text:span text:style-name="T1">En el moment de fer l’entrega del TEA3, l’aplicació gestiona la creació, la modificació, </text:span><text:span text:style-name="T4">l’</text:span><text:span text:style-name="T1">eliminació i la visualització de qualsevol usuari, esdeveniment o mesura de prevenció.</text:span></text:p>
      <text:p text:style-name="P2"><text:span text:style-name="T4">La gestió del login i logout rebent un token JWT va quedar implementada a l’entrega anterior.</text:span><text:line-break/><text:line-break/>Per fer les proves entre l'aplicació i el servidor, es fa servir Docker, on es troba tant la base de dades com l'aplicació que gestiona el backend.</text:p>
      <text:p text:style-name="P1"/>
      <text:p text:style-name="P1"><text:span text:style-name="T2"><text:tab/>Patrons:</text:span><text:line-break/><text:line-break/>S'està utilitzant el patró Model Vista Controlador (MVC). Es fa servir JavaFX pel desenvolupament de l'aplicació.</text:p>
      <text:p text:style-name="P1"/>
      <text:p text:style-name="P1"><text:span text:style-name="T1">S’ha fet servir un patró Singleton per gestionar les dades retornades de la base de dades al moment del login i així poder fer-les servir en totes les finestres de l’aplicació,</text:span><text:line-break/><text:line-break/><text:tab/><text:span text:style-name="T2">Fitxers:</text:span></text:p>
      <text:p text:style-name="P1"/>
      <text:p text:style-name="P6"><text:span text:style-name="T3">La classe loginClient dins la carpeta model és l'encarregada de connectar l'aplicació amb el servidor. Els diferents controladors (loginControler, principalControler i</text:span></text:p>
      <text:p text:style-name="P6"><text:span text:style-name="T3">principalStandardControler) fan crides a aquesta classe per fer les operacions de login i</text:span></text:p>
      <text:p text:style-name="P1">logout.</text:p>
      <text:p text:style-name="P1"/>
      <text:p text:style-name="P5">Les classes CrudEvent, CrudMeasure i CrudUser són les encarregades de fer les peticions a la base de dades de creació, modificació, eliminació i c<text:span text:style-name="T4">à</text:span>rrega de dades.</text:p>
      <text:p text:style-name="P5">Les cla<text:span text:style-name="T4">s</text:span>ses controladores de les interf<text:span text:style-name="T4">í</text:span>cies gràfiques són les encarregades de cridar els mètodes d’aquestes classes, respectant el patró MVC.</text:p>
      <text:p text:style-name="P1"/>
      <text:p text:style-name="P1"><text:span text:style-name="T2"><text:tab/>Sistema de xifratge:</text:span><text:line-break/><text:line-break/>De moment no s'està xifrant les connexions amb la base de dades. S'implementarà en pròximes version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1:33:56.097000000</meta:creation-date>
    <dc:date>2024-11-17T19:50:07.625000000</dc:date>
    <meta:editing-duration>PT26M43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1" meta:word-count="219" meta:character-count="1435" meta:non-whitespace-character-count="1218"/>
  </office:meta>
</office:document-meta>
</file>